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/>
          <table:table-cell table:style-name="Default" office:value-type="string" calcext:value-type="string">
            <text:p>tot</text:p>
          </table:table-cell>
          <table:table-cell office:value-type="string" calcext:value-type="string">
            <text:p>less not repo</text:p>
          </table:table-cell>
          <table:table-cell office:value-type="string" calcext:value-type="string">
            <text:p>less error</text:p>
          </table:table-cell>
        </table:table-row>
        <table:table-row table:style-name="ro2">
          <table:table-cell office:value-type="string" calcext:value-type="string">
            <text:p>No software search <text:s text:c="10"/>2403</text:p>
          </table:table-cell>
          <table:table-cell office:value-type="float" office:value="2403" calcext:value-type="float">
            <text:p>2403</text:p>
          </table:table-cell>
          <table:table-cell table:formula="of:=[.B2]/[.B7]" office:value-type="percentage" office:value="0.483015075376884" calcext:value-type="percentage">
            <text:p>48.30%</text:p>
          </table:table-cell>
          <table:table-cell table:formula="of:=[.B2]/[.C7]" office:value-type="float" office:value="0.499895985021843" calcext:value-type="float">
            <text:p>0.499895985021843</text:p>
          </table:table-cell>
          <table:table-cell table:formula="of:=[.B2]/[.E7]" office:value-type="float" office:value="0.623993767852506" calcext:value-type="float">
            <text:p>0.623993767852506</text:p>
          </table:table-cell>
        </table:table-row>
        <table:table-row table:style-name="ro3">
          <table:table-cell office:value-type="string" calcext:value-type="string">
            <text:p>Does not contain software <text:s text:c="3"/>1081</text:p>
          </table:table-cell>
          <table:table-cell office:value-type="float" office:value="1081" calcext:value-type="float">
            <text:p>1081</text:p>
          </table:table-cell>
          <table:table-cell table:formula="of:=[.B3]/[.B7]" office:value-type="percentage" office:value="0.217286432160804" calcext:value-type="percentage">
            <text:p>21.73%</text:p>
          </table:table-cell>
          <table:table-cell table:formula="of:=[.B3]/[.C7]" office:value-type="float" office:value="0.22488038277512" calcext:value-type="float">
            <text:p>0.22488038277512</text:p>
          </table:table-cell>
          <table:table-cell table:formula="of:=[.B3]/[.E7]" office:value-type="float" office:value="0.280706310049338" calcext:value-type="float">
            <text:p>0.280706310049338</text:p>
          </table:table-cell>
        </table:table-row>
        <table:table-row table:style-name="ro3">
          <table:table-cell office:value-type="string" calcext:value-type="string">
            <text:p>error <text:s text:c="24"/>956</text:p>
          </table:table-cell>
          <table:table-cell office:value-type="float" office:value="956" calcext:value-type="float">
            <text:p>956</text:p>
          </table:table-cell>
          <table:table-cell table:formula="of:=[.B4]/[.B7]" office:value-type="percentage" office:value="0.1921608040201" calcext:value-type="percentage">
            <text:p>19.22%</text:p>
          </table:table-cell>
          <table:table-cell table:formula="of:=[.B4]/[.C7]" office:value-type="float" office:value="0.198876638235906" calcext:value-type="float">
            <text:p>0.198876638235906</text:p>
          </table:table-cell>
          <table:table-cell/>
        </table:table-row>
        <table:table-row table:style-name="ro3">
          <table:table-cell office:value-type="string" calcext:value-type="string">
            <text:p>Contains software <text:s text:c="12"/>367</text:p>
          </table:table-cell>
          <table:table-cell office:value-type="float" office:value="367" calcext:value-type="float">
            <text:p>367</text:p>
          </table:table-cell>
          <table:table-cell table:formula="of:=[.B5]/[.B7]" office:value-type="percentage" office:value="0.0737688442211055" calcext:value-type="percentage">
            <text:p>7.38%</text:p>
          </table:table-cell>
          <table:table-cell table:formula="of:=[.B5]/[.C7]" office:value-type="float" office:value="0.0763469939671313" calcext:value-type="float">
            <text:p>0.0763469939671313</text:p>
          </table:table-cell>
          <table:table-cell table:formula="of:=[.B5]/[.E7]" office:value-type="float" office:value="0.0952999220981563" calcext:value-type="float">
            <text:p>0.0952999220981563</text:p>
          </table:table-cell>
        </table:table-row>
        <table:table-row table:style-name="ro2">
          <table:table-cell office:value-type="string" calcext:value-type="string">
            <text:p>not academic repo <text:s text:c="12"/>168</text:p>
          </table:table-cell>
          <table:table-cell office:value-type="float" office:value="168" calcext:value-type="float">
            <text:p>168</text:p>
          </table:table-cell>
          <table:table-cell table:formula="of:=[.B6]/[.B7]" office:value-type="percentage" office:value="0.0337688442211055" calcext:value-type="percentage">
            <text:p>3.38%</text:p>
          </table:table-cell>
          <table:table-cell table:formula="of:=[.B6]/[.C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Default"/>
          <table:table-cell table:formula="of:=SUM([.B2:.B6])" office:value-type="float" office:value="4975" calcext:value-type="float">
            <text:p>4975</text:p>
          </table:table-cell>
          <table:table-cell table:style-name="Default" table:formula="of:=[.B7]-[.B6]" office:value-type="float" office:value="4807" calcext:value-type="float">
            <text:p>4807</text:p>
          </table:table-cell>
          <table:table-cell/>
          <table:table-cell table:formula="of:=[.C7]-[.B4]" office:value-type="float" office:value="3851" calcext:value-type="float">
            <text:p>38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21:04:38.092359469</meta:creation-date>
    <dc:date>2023-08-29T00:07:44.936400888</dc:date>
    <meta:editing-duration>PT2H57M56S</meta:editing-duration>
    <meta:editing-cycles>1</meta:editing-cycles>
    <meta:document-statistic meta:table-count="1" meta:cell-count="30" meta:object-count="0"/>
    <meta:generator>LibreOffice/7.3.7.2$Linux_X86_64 LibreOffice_project/30$Build-2</meta:generator>
  </office:meta>
</office:document-meta>
</file>